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9e29" officeooo:paragraph-rsid="00099e29"/>
    </style:style>
    <style:style style:name="P2" style:family="paragraph" style:parent-style-name="Standard">
      <style:paragraph-properties fo:text-align="center" style:justify-single-word="false"/>
      <style:text-properties officeooo:rsid="00099e29" officeooo:paragraph-rsid="00099e29"/>
    </style:style>
    <style:style style:name="P3" style:family="paragraph" style:parent-style-name="Standard">
      <style:paragraph-properties fo:text-align="start" style:justify-single-word="false"/>
      <style:text-properties officeooo:rsid="00099e29" officeooo:paragraph-rsid="00099e29"/>
    </style:style>
    <style:style style:name="P4" style:family="paragraph" style:parent-style-name="Standard">
      <style:paragraph-properties fo:text-align="start" style:justify-single-word="false"/>
      <style:text-properties officeooo:rsid="00099e29" officeooo:paragraph-rsid="000ae65c"/>
    </style:style>
    <style:style style:name="P5" style:family="paragraph" style:parent-style-name="Standard">
      <style:paragraph-properties fo:text-align="start" style:justify-single-word="false"/>
      <style:text-properties officeooo:rsid="00099e29" officeooo:paragraph-rsid="000ecd2c"/>
    </style:style>
    <style:style style:name="P6" style:family="paragraph" style:parent-style-name="Standard">
      <style:paragraph-properties fo:text-align="center" style:justify-single-word="false"/>
      <style:text-properties fo:font-size="16pt" officeooo:rsid="00099e29" officeooo:paragraph-rsid="00099e29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officeooo:rsid="00192e9d" officeooo:paragraph-rsid="0025b7c6"/>
    </style:style>
    <style:style style:name="P8" style:family="paragraph" style:parent-style-name="Standard">
      <style:paragraph-properties fo:text-align="start" style:justify-single-word="false"/>
      <style:text-properties officeooo:rsid="001c96a8" officeooo:paragraph-rsid="001c96a8"/>
    </style:style>
    <style:style style:name="T1" style:family="text">
      <style:text-properties officeooo:rsid="000d18de"/>
    </style:style>
    <style:style style:name="T2" style:family="text">
      <style:text-properties officeooo:rsid="00149f93"/>
    </style:style>
    <style:style style:name="T3" style:family="text">
      <style:text-properties officeooo:rsid="001a6f4d"/>
    </style:style>
    <style:style style:name="T4" style:family="text">
      <style:text-properties officeooo:rsid="001f2fc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Zadanie <text:span text:style-name="T2">2</text:span></text:p>
      <text:p text:style-name="P1"/>
      <text:p text:style-name="P2">Bartosz Kozłowski</text:p>
      <text:p text:style-name="P3"/>
      <text:p text:style-name="P5">Na podstawie podanych cech obserwacji sprawdzono <text:span text:style-name="T1">efektywność klasyfikacji <text:s/>z użyciem naiwnego klasyfikatora Bayes’owskiego, LDA i QDA. Dane z plików zostały pobrane do tabeli, którą następnie rozdzielono na tablice parametrów i tablice odpowiadających im klas. Następnie wykorzystując funkcje ALL obliczono parametry dla metody z powtórnym podstawieniem dla wszystkich parametrów oraz dla pierwszych 2, 5 i 10. Za pomocą funkcji ALL_2 obliczono wymagane parametry dla przypadku rozdzielonych danych. Za pomocą funkcji ALL_3 wykonano obliczenia parametrów dla kroswalidacji dla k = 5. Wszystkie funkcje ALL przyjmują jako argument tablice danych. Program wyświetla następujące wyniki: </text:span></text:p>
      <text:p text:style-name="P5"/>
      <text:p text:style-name="P8">Wszystkie parametry</text:p>
      <text:p text:style-name="P8">Powtorne podstawienie</text:p>
      <text:p text:style-name="P8"><text:s text:c="8"/>ACC <text:s text:c="5"/>TP <text:s text:c="3"/>TN <text:s text:c="3"/>TPR <text:s text:c="5"/>FPR</text:p>
      <text:p text:style-name="P8">NB <text:s text:c="5"/>0.9888 <text:s text:c="2"/>176 <text:s text:c="2"/>178 <text:s text:c="2"/>0.9888 <text:s text:c="2"/>0.0111</text:p>
      <text:p text:style-name="P8">LDA <text:s text:c="4"/>1.0000 <text:s text:c="2"/>178 <text:s text:c="2"/>178 <text:s text:c="2"/>1.0000 <text:s text:c="2"/>0.0000</text:p>
      <text:p text:style-name="P8">QDA <text:s text:c="4"/>0.9944 <text:s text:c="2"/>177 <text:s text:c="2"/>178 <text:s text:c="2"/>0.9944 <text:s text:c="2"/>0.0056</text:p>
      <text:p text:style-name="P8">2 parametry</text:p>
      <text:p text:style-name="P8">Powtorne podstawienie</text:p>
      <text:p text:style-name="P8"><text:s text:c="8"/>ACC <text:s text:c="5"/>TP <text:s text:c="3"/>TN <text:s text:c="3"/>TPR <text:s text:c="5"/>FPR</text:p>
      <text:p text:style-name="P8">NB <text:s text:c="5"/>0.8256 <text:s text:c="2"/>144 <text:s text:c="2"/>178 <text:s text:c="2"/>0.8090 <text:s text:c="2"/>0.1604</text:p>
      <text:p text:style-name="P8">LDA <text:s text:c="4"/>0.8256 <text:s text:c="2"/>144 <text:s text:c="2"/>178 <text:s text:c="2"/>0.8090 <text:s text:c="2"/>0.1604</text:p>
      <text:p text:style-name="P8">QDA <text:s text:c="4"/>0.8303 <text:s text:c="2"/>145 <text:s text:c="2"/>178 <text:s text:c="2"/>0.8146 <text:s text:c="2"/>0.1564</text:p>
      <text:p text:style-name="P8">5 parametrow</text:p>
      <text:p text:style-name="P8">Powtorne podstawienie</text:p>
      <text:p text:style-name="P8"><text:s text:c="8"/>ACC <text:s text:c="5"/>TP <text:s text:c="3"/>TN <text:s text:c="3"/>TPR <text:s text:c="5"/>FPR</text:p>
      <text:p text:style-name="P8">NB <text:s text:c="5"/>0.8639 <text:s text:c="2"/>152 <text:s text:c="2"/>178 <text:s text:c="2"/>0.8539 <text:s text:c="2"/>0.1275</text:p>
      <text:p text:style-name="P8">LDA <text:s text:c="4"/>0.8836 <text:s text:c="2"/>156 <text:s text:c="2"/>178 <text:s text:c="2"/>0.8764 <text:s text:c="2"/>0.1100</text:p>
      <text:p text:style-name="P8">QDA <text:s text:c="4"/>0.8936 <text:s text:c="2"/>158 <text:s text:c="2"/>178 <text:s text:c="2"/>0.8876 <text:s text:c="2"/>0.1010</text:p>
      <text:p text:style-name="P8">10 parametrow</text:p>
      <text:p text:style-name="P8">Powtorne podstawienie</text:p>
      <text:p text:style-name="P8"><text:s text:c="8"/>ACC <text:s text:c="5"/>TP <text:s text:c="3"/>TN <text:s text:c="3"/>TPR <text:s text:c="5"/>FPR</text:p>
      <text:p text:style-name="P8">NB <text:s text:c="5"/>0.9614 <text:s text:c="2"/>171 <text:s text:c="2"/>178 <text:s text:c="2"/>0.9607 <text:s text:c="2"/>0.0378</text:p>
      <text:p text:style-name="P8">LDA <text:s text:c="4"/>0.9888 <text:s text:c="2"/>176 <text:s text:c="2"/>178 <text:s text:c="2"/>0.9888 <text:s text:c="2"/>0.0111</text:p>
      <text:p text:style-name="P8">QDA <text:s text:c="4"/>0.9944 <text:s text:c="2"/>177 <text:s text:c="2"/>178 <text:s text:c="2"/>0.9944 <text:s text:c="2"/>0.0056</text:p>
      <text:p text:style-name="P8">Podzielony zbior danych</text:p>
      <text:p text:style-name="P8"><text:s text:c="8"/>ACC <text:s text:c="5"/>TP <text:s text:c="3"/>TN <text:s text:c="3"/>TPR <text:s text:c="5"/>FPR</text:p>
      <text:p text:style-name="P8">NB <text:s text:c="5"/>0.8367 <text:s text:c="2"/>37 <text:s text:c="3"/>45 <text:s text:c="2"/>0.8222 <text:s text:c="2"/>0.1509</text:p>
      <text:p text:style-name="P8">LDA <text:s text:c="4"/>0.8182 <text:s text:c="2"/>36 <text:s text:c="3"/>45 <text:s text:c="2"/>0.8000 <text:s text:c="2"/>0.1667</text:p>
      <text:p text:style-name="P8">QDA <text:s text:c="4"/>0.8367 <text:s text:c="2"/>37 <text:s text:c="3"/>45 <text:s text:c="2"/>0.8222 <text:s text:c="2"/>0.1509</text:p>
      <text:p text:style-name="P8">Wynik z kroswalidacja</text:p>
      <text:p text:style-name="P8"><text:s text:c="8"/>ACC <text:s text:c="5"/>TP <text:s text:c="3"/>TN <text:s text:c="3"/>TPR <text:s text:c="5"/>FPR</text:p>
      <text:p text:style-name="P8">LDA <text:s text:c="4"/>0.7845 <text:s text:c="2"/>135 <text:s text:c="2"/>178 <text:s/>0.7584 <text:s text:c="2"/>0.1946</text:p>
      <text:p text:style-name="P5"/>
      <text:p text:style-name="P4"/>
      <text:p text:style-name="P7">Na podstawie przedstawionych wyników, widać że w przypadku powtórnego podstawienia dla wszystkich parametrów najlepszy jest klasyfikator LDA, lecz gdy trochę zmniejszymy liczbę uwzględnionych parametrów <text:span text:style-name="T4">najlepszym</text:span> klasyfikatorem staje się QDA. <text:span text:style-name="T3">W przypadku rozdzielonych danych najlepszym klasyfikatorem jest Naive Bayes i QDA posiadające taką samą dokładność. Widać, że w przypadku metody powtórnego podstawienia wyniki klasyfikatorów są <text:s/></text:span><text:soft-page-break/><text:span text:style-name="T3">najlepsze, ponieważ model jest dopasowany do właśnie tych danych. Można także zauważyć spadek dokładności wraz z spadkiem uwzględnionych zmiennych. Gdy zbiór danych zostanie rozdzielony na dane wejściowe i testowe klasyfikatory osiągają dokładność zbliżoną do <text:s/>metody powtórnego podstawienia, lecz są bardziej wiarygodne niż wyniki poprzedniej metody, ponieważ klasyfikator nie jest sprawdzany na tych samych danych na podstawie których został stworzony. W przypadku kroswalidacji wartość dokładności klasyfikatora jest najniższa, w odległości ok. 0.3 od wyniku uzyskanego przy rozdzieleniu danych. Wynika z tego, że prawdopodobnie rzeczywista wartość dokładności dla klasyfikatora LDA zawiera się w przedziale 0.7845 - <text:s/>0.818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09:20:32.195548444</meta:creation-date>
    <dc:date>2020-03-31T16:21:15.692638358</dc:date>
    <meta:editing-duration>PT1H5M7S</meta:editing-duration>
    <meta:editing-cycles>27</meta:editing-cycles>
    <meta:generator>LibreOffice/5.1.6.2$Linux_X86_64 LibreOffice_project/10m0$Build-2</meta:generator>
    <meta:document-statistic meta:table-count="0" meta:image-count="0" meta:object-count="0" meta:page-count="2" meta:paragraph-count="36" meta:word-count="392" meta:character-count="3006" meta:non-whitespace-character-count="2302"/>
  </office:meta>
</office:document-meta>
</file>